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fcdef" officeooo:paragraph-rsid="001fcdef"/>
    </style:style>
    <style:style style:name="P2" style:family="paragraph" style:parent-style-name="Standard">
      <style:text-properties officeooo:rsid="001b4367" officeooo:paragraph-rsid="001b43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Adriano</text:p>
            <text:p text:style-name="P1">Adriyel</text:p>
            <text:p text:style-name="P1">Amon</text:p>
          </table:table-cell>
        </table:table-row>
        <table:table-row>
          <table:table-cell table:style-name="Tabela1.A2" office:value-type="string">
            <text:p text:style-name="P1">Executado em maquina t3.mini na aws usando linux ubuntu</text:p>
          </table:table-cell>
        </table:table-row>
        <table:table-row>
          <table:table-cell table:style-name="Tabela1.A2" office:value-type="string">
            <text:p text:style-name="P1">Problema : </text:p>
            <text:p text:style-name="P1"/>
            <text:p text:style-name="P1">Grupo de três pessoas. Entrega de relatório, seminário e programa.<text:line-break/><text:line-break/> O programa abaixo resolve a multiplicação, adição e subtração dos elementos de<text:line-break/>um vetor de inteiros:<text:line-break/><text:line-break/>#include &lt;stdio.h&gt;<text:line-break/>int main ()<text:line-break/>{<text:line-break/>int x, soma=0, subtracao=0, mult=1, TAM = 1000;<text:line-break/>int vet[TAM];<text:line-break/>for (x=0;x&lt;10;x++) {<text:line-break/>vet[x] = x + 1;<text:line-break/>}<text:line-break/>for (x=0;x&lt;10;x++) {<text:line-break/>printf("vet[%d] = %d\n", x, vet[x]);<text:line-break/>}<text:line-break/>for (x=0;x&lt;10;x++) {<text:line-break/>soma = soma + vet[x];<text:line-break/>subtracao = subtracao - vet[x];<text:line-break/>mult = mult * vet[x];<text:line-break/>}<text:line-break/>printf("Soma = %d\n", soma);<text:line-break/>printf("Subtracao = %d\n", subtracao);<text:line-break/>printf("Multiplicacao = %d\n", mult);<text:line-break/>}<text:line-break/><text:line-break/> A variável “vet” <text:s/>representa vetor sobre o qual as operações serão realizadas.<text:line-break/>Então, modifique o programa para executar em paralelo utilizando MPI. <text:line-break/><text:line-break/>Apresente<text:line-break/>as primitivas utilizadas (comentando o código sempre que julgar necessário). <text:line-break/><text:line-break/>Faça<text:line-break/>as seguintes versões MPI: <text:line-break/><text:line-break/> a) uma versão com apenas 4 processos executando. Nesta versão, cada<text:line-break/>processo faz uma função: 1 soma, 1 subtrai e 1 multiplica. O outro processo é<text:line-break/>responsável por avisar cada um dos outros 3 a sua função, e ao término imprimir os<text:line-break/>resultados.<text:line-break/><text:line-break/> b) uma versão com MPI com qualquer número de processos baseado em mestre/escravo, utilizando operações de comunicação coletiva. A divisão das tarefas deve ser a mais balanceada possível, e a<text:line-break/>forma de implementação é livre. <text:line-break/><text:line-break/><text:soft-page-break/> c) uma versão com MPI <text:s text:c="2"/>baseada no modelo Pipeline. <text:line-break/><text:line-break/><text:line-break/>Para todos os casos, apresente o resultado final, o tempo de execução, o speed up e a eficiência.</text:p>
            <text:p text:style-name="P1"/>
            <text:p text:style-name="P1"/>
          </table:table-cell>
        </table:table-row>
        <table:table-row>
          <table:table-cell table:style-name="Tabela1.A2" office:value-type="string">
            <text:p text:style-name="Table_20_Contents">// mpi_version_a.c <text:s/>(4 processos: 0=coordenador; 1=soma; 2=subtracao; 3=produto)</text:p>
            <text:p text:style-name="Table_20_Contents">#include &lt;mpi.h&gt;</text:p>
            <text:p text:style-name="Table_20_Contents">#include &lt;stdio.h&gt;</text:p>
            <text:p text:style-name="Table_20_Contents"/>
            <text:p text:style-name="Table_20_Contents">int main(int argc, char** argv) {</text:p>
            <text:p text:style-name="Table_20_Contents"><text:s text:c="4"/>MPI_Init(&amp;argc,&amp;argv);</text:p>
            <text:p text:style-name="Table_20_Contents"><text:s text:c="4"/>int p, rank;</text:p>
            <text:p text:style-name="Table_20_Contents"><text:s text:c="4"/>MPI_Comm_size(MPI_COMM_WORLD, &amp;p);</text:p>
            <text:p text:style-name="Table_20_Contents"><text:s text:c="4"/>MPI_Comm_rank(MPI_COMM_WORLD, &amp;rank);</text:p>
            <text:p text:style-name="Table_20_Contents"/>
            <text:p text:style-name="Table_20_Contents"><text:s text:c="4"/>const int N = 10;</text:p>
            <text:p text:style-name="Table_20_Contents"><text:s text:c="4"/>int vet[N];</text:p>
            <text:p text:style-name="Table_20_Contents"><text:s text:c="4"/>int soma=0, subtracao=0, mult=1;</text:p>
            <text:p text:style-name="Table_20_Contents"/>
            <text:p text:style-name="Table_20_Contents"><text:s text:c="4"/>// Para speedup/eficiência: mede tempo serial na rank 0</text:p>
            <text:p text:style-name="Table_20_Contents"><text:s text:c="4"/>double tser_start=0.0, tser_end=0.0, Tserial=0.0;</text:p>
            <text:p text:style-name="Table_20_Contents"><text:s text:c="4"/>if (rank==0) {</text:p>
            <text:p text:style-name="Table_20_Contents"><text:s text:c="8"/>for (int i=0;i&lt;N;i++) vet[i] = i+1;</text:p>
            <text:p text:style-name="Table_20_Contents"/>
            <text:p text:style-name="Table_20_Contents"><text:s text:c="8"/>tser_start = MPI_Wtime();</text:p>
            <text:p text:style-name="Table_20_Contents"><text:s text:c="8"/>int s=0, m=1;</text:p>
            <text:p text:style-name="Table_20_Contents"><text:s text:c="8"/>for (int i=0;i&lt;N;i++){ s += vet[i]; m *= vet[i]; }</text:p>
            <text:p text:style-name="Table_20_Contents"><text:s text:c="8"/>int sub = -s; // por definição do seu programa</text:p>
            <text:p text:style-name="Table_20_Contents"><text:s text:c="8"/>tser_end = MPI_Wtime();</text:p>
            <text:p text:style-name="Table_20_Contents"><text:s text:c="8"/>Tserial = tser_end - tser_start;</text:p>
            <text:p text:style-name="Table_20_Contents"/>
            <text:p text:style-name="Table_20_Contents"><text:s text:c="8"/>// Apenas para conferir, mas o resultado oficial virá da execução paralela</text:p>
            <text:p text:style-name="Table_20_Contents"><text:s text:c="8"/>// printf("[SERIAL] soma=%d sub=%d mult=%d\n", s, sub, m);</text:p>
            <text:p text:style-name="Table_20_Contents"><text:s text:c="4"/>}</text:p>
            <text:p text:style-name="Table_20_Contents"/>
            <text:p text:style-name="Table_20_Contents"><text:s text:c="4"/>// --- Paralelo (exactamente 4 processos)</text:p>
            <text:p text:style-name="Table_20_Contents"><text:s text:c="4"/>if (p != 4) {</text:p>
            <text:p text:style-name="Table_20_Contents"><text:s text:c="8"/>if (rank==0) {</text:p>
            <text:p text:style-name="Table_20_Contents"><text:s text:c="12"/>printf("Esta versao requer exatamente 4 processos (mpirun -np 4)!\n");</text:p>
            <text:p text:style-name="Table_20_Contents"><text:s text:c="8"/>}</text:p>
            <text:p text:style-name="Table_20_Contents"><text:s text:c="8"/>MPI_Finalize();</text:p>
            <text:p text:style-name="Table_20_Contents"><text:s text:c="8"/>return 0;</text:p>
            <text:p text:style-name="Table_20_Contents"><text:s text:c="4"/>}</text:p>
            <text:p text:style-name="Table_20_Contents"/>
            <text:p text:style-name="Table_20_Contents"><text:s text:c="4"/>// Tags</text:p>
            <text:p text:style-name="Table_20_Contents"><text:s text:c="4"/>const int TAG_FUNC = 10;</text:p>
            <text:p text:style-name="Table_20_Contents"><text:s text:c="4"/>const int TAG_VET <text:s/>= 11;</text:p>
            <text:p text:style-name="Table_20_Contents"><text:s text:c="4"/>const int TAG_RES <text:s/>= 12;</text:p>
            <text:p text:style-name="Table_20_Contents"/>
            <text:p text:style-name="Table_20_Contents"><text:s text:c="4"/>double tpar_start=0.0, tpar_end=0.0;</text:p>
            <text:p text:style-name="Table_20_Contents"><text:soft-page-break/></text:p>
            <text:p text:style-name="Table_20_Contents"><text:s text:c="4"/>if (rank==0) {</text:p>
            <text:p text:style-name="Table_20_Contents"><text:s text:c="8"/>// rank0 envia qual funcao cada processo vai executar</text:p>
            <text:p text:style-name="Table_20_Contents"><text:s text:c="8"/>int func1=1, func2=2, func3=3;</text:p>
            <text:p text:style-name="Table_20_Contents"><text:s text:c="8"/>MPI_Send(&amp;func1,1,MPI_INT,1,TAG_FUNC,MPI_COMM_WORLD);</text:p>
            <text:p text:style-name="Table_20_Contents"><text:s text:c="8"/>MPI_Send(&amp;func2,1,MPI_INT,2,TAG_FUNC,MPI_COMM_WORLD);</text:p>
            <text:p text:style-name="Table_20_Contents"><text:s text:c="8"/>MPI_Send(&amp;func3,1,MPI_INT,3,TAG_FUNC,MPI_COMM_WORLD);</text:p>
            <text:p text:style-name="Table_20_Contents"/>
            <text:p text:style-name="Table_20_Contents"><text:s text:c="8"/>// envia o vetor para cada worker</text:p>
            <text:p text:style-name="Table_20_Contents"><text:s text:c="8"/>tpar_start = MPI_Wtime();</text:p>
            <text:p text:style-name="Table_20_Contents"><text:s text:c="8"/>MPI_Send(vet,N,MPI_INT,1,TAG_VET,MPI_COMM_WORLD);</text:p>
            <text:p text:style-name="Table_20_Contents"><text:s text:c="8"/>MPI_Send(vet,N,MPI_INT,2,TAG_VET,MPI_COMM_WORLD);</text:p>
            <text:p text:style-name="Table_20_Contents"><text:s text:c="8"/>MPI_Send(vet,N,MPI_INT,3,TAG_VET,MPI_COMM_WORLD);</text:p>
            <text:p text:style-name="Table_20_Contents"/>
            <text:p text:style-name="Table_20_Contents"><text:s text:c="8"/>// recebe os resultados</text:p>
            <text:p text:style-name="Table_20_Contents"><text:s text:c="8"/>int res_s, res_sub, res_mul;</text:p>
            <text:p text:style-name="Table_20_Contents"><text:s text:c="8"/>MPI_Recv(&amp;res_s, 1, MPI_INT, 1, TAG_RES, MPI_COMM_WORLD, MPI_STATUS_IGNORE);</text:p>
            <text:p text:style-name="Table_20_Contents"><text:s text:c="8"/>MPI_Recv(&amp;res_sub,1, MPI_INT, 2, TAG_RES, MPI_COMM_WORLD, MPI_STATUS_IGNORE);</text:p>
            <text:p text:style-name="Table_20_Contents"><text:s text:c="8"/>MPI_Recv(&amp;res_mul,1, MPI_INT, 3, TAG_RES, MPI_COMM_WORLD, MPI_STATUS_IGNORE);</text:p>
            <text:p text:style-name="Table_20_Contents"><text:s text:c="8"/>tpar_end = MPI_Wtime();</text:p>
            <text:p text:style-name="Table_20_Contents"/>
            <text:p text:style-name="Table_20_Contents"><text:s text:c="8"/>soma = res_s;</text:p>
            <text:p text:style-name="Table_20_Contents"><text:s text:c="8"/>subtracao = res_sub;</text:p>
            <text:p text:style-name="Table_20_Contents"><text:s text:c="8"/>mult = res_mul;</text:p>
            <text:p text:style-name="Table_20_Contents"/>
            <text:p text:style-name="Table_20_Contents"><text:s text:c="8"/>double Tpar = tpar_end - tpar_start;</text:p>
            <text:p text:style-name="Table_20_Contents"><text:s text:c="8"/>double speedup = (Tserial&gt;0)? (Tserial / Tpar) : 0.0;</text:p>
            <text:p text:style-name="Table_20_Contents"><text:s text:c="8"/>double eficiencia = speedup / p;</text:p>
            <text:p text:style-name="Table_20_Contents"/>
            <text:p text:style-name="Table_20_Contents"><text:s text:c="8"/>printf("=== Versao (a) 4 processos ===\n");</text:p>
            <text:p text:style-name="Table_20_Contents"><text:s text:c="8"/>printf("Soma = %d\n", soma);</text:p>
            <text:p text:style-name="Table_20_Contents"><text:s text:c="8"/>printf("Subtracao = %d\n", subtracao);</text:p>
            <text:p text:style-name="Table_20_Contents"><text:s text:c="8"/>printf("Multiplicacao = %d\n", mult);</text:p>
            <text:p text:style-name="Table_20_Contents"><text:s text:c="8"/>printf("Tempo serial <text:s text:c="2"/>= %.6f s\n", Tserial);</text:p>
            <text:p text:style-name="Table_20_Contents"><text:s text:c="8"/>printf("Tempo paralelo = %.6f s\n", Tpar);</text:p>
            <text:p text:style-name="Table_20_Contents"><text:s text:c="8"/>printf("Speedup <text:s text:c="7"/>= %.4f\n", speedup);</text:p>
            <text:p text:style-name="Table_20_Contents"><text:s text:c="8"/>printf("Eficiencia <text:s text:c="4"/>= %.4f\n", eficiencia);</text:p>
            <text:p text:style-name="Table_20_Contents"><text:s text:c="4"/>} else {</text:p>
            <text:p text:style-name="Table_20_Contents"><text:s text:c="8"/>// workers</text:p>
            <text:p text:style-name="Table_20_Contents"><text:s text:c="8"/>int func;</text:p>
            <text:p text:style-name="Table_20_Contents"><text:s text:c="8"/>MPI_Recv(&amp;func,1,MPI_INT,0,TAG_FUNC,MPI_COMM_WORLD,MPI_STATUS_IGNORE);</text:p>
            <text:p text:style-name="Table_20_Contents"><text:s text:c="8"/>MPI_Recv(vet,N,MPI_INT,0,TAG_VET,MPI_COMM_WORLD,MPI_STATUS_IGNORE);</text:p>
            <text:p text:style-name="Table_20_Contents"/>
            <text:p text:style-name="Table_20_Contents"><text:s text:c="8"/>int result= (func==3? 1:0); // mult inicia em 1; soma/sub em 0</text:p>
            <text:p text:style-name="Table_20_Contents"><text:s text:c="8"/>if (func==1) { // soma</text:p>
            <text:p text:style-name="Table_20_Contents"><text:s text:c="12"/>for (int i=0;i&lt;N;i++) result += vet[i];</text:p>
            <text:p text:style-name="Table_20_Contents"><text:s text:c="8"/>} else if (func==2) { // subtracao: 0 - sum(vet)</text:p>
            <text:p text:style-name="Table_20_Contents"><text:s text:c="12"/>for (int i=0;i&lt;N;i++) result -= vet[i];</text:p>
            <text:p text:style-name="Table_20_Contents"><text:soft-page-break/><text:s text:c="8"/>} else if (func==3) { // multiplicacao</text:p>
            <text:p text:style-name="Table_20_Contents"><text:s text:c="12"/>for (int i=0;i&lt;N;i++) result *= vet[i];</text:p>
            <text:p text:style-name="Table_20_Contents"><text:s text:c="8"/>}</text:p>
            <text:p text:style-name="Table_20_Contents"><text:s text:c="8"/>MPI_Send(&amp;result,1,MPI_INT,0,TAG_RES,MPI_COMM_WORLD);</text:p>
            <text:p text:style-name="Table_20_Contents"><text:s text:c="4"/>}</text:p>
            <text:p text:style-name="Table_20_Contents"/>
            <text:p text:style-name="Table_20_Contents"><text:s text:c="4"/>MPI_Finalize();</text:p>
            <text:p text:style-name="Table_20_Contents"><text:s text:c="4"/>return 0;</text:p>
            <text:p text:style-name="Table_20_Contents">}</text:p>
          </table:table-cell>
        </table:table-row>
        <table:table-row>
          <table:table-cell table:style-name="Tabela1.A2" office:value-type="string">
            <text:p text:style-name="Table_20_Contents">// mpi_version_b.c <text:s/>(mestre/escravo; coletivas; qualquer p&gt;=1)</text:p>
            <text:p text:style-name="Table_20_Contents">#include &lt;mpi.h&gt;</text:p>
            <text:p text:style-name="Table_20_Contents">#include &lt;stdio.h&gt;</text:p>
            <text:p text:style-name="Table_20_Contents"/>
            <text:p text:style-name="Table_20_Contents">int main(int argc, char** argv) {</text:p>
            <text:p text:style-name="Table_20_Contents"><text:s text:c="4"/>MPI_Init(&amp;argc,&amp;argv);</text:p>
            <text:p text:style-name="Table_20_Contents"><text:s text:c="4"/>int p, rank;</text:p>
            <text:p text:style-name="Table_20_Contents"><text:s text:c="4"/>MPI_Comm_size(MPI_COMM_WORLD, &amp;p);</text:p>
            <text:p text:style-name="Table_20_Contents"><text:s text:c="4"/>MPI_Comm_rank(MPI_COMM_WORLD, &amp;rank);</text:p>
            <text:p text:style-name="Table_20_Contents"/>
            <text:p text:style-name="Table_20_Contents"><text:s text:c="4"/>const int N = 10;</text:p>
            <text:p text:style-name="Table_20_Contents"><text:s text:c="4"/>int vet[N];</text:p>
            <text:p text:style-name="Table_20_Contents"><text:s text:c="4"/>if (rank==0) {</text:p>
            <text:p text:style-name="Table_20_Contents"><text:s text:c="8"/>for (int i=0;i&lt;N;i++) vet[i] = i+1;</text:p>
            <text:p text:style-name="Table_20_Contents"><text:s text:c="4"/>}</text:p>
            <text:p text:style-name="Table_20_Contents"/>
            <text:p text:style-name="Table_20_Contents"><text:s text:c="4"/>// Tempo serial na rank 0</text:p>
            <text:p text:style-name="Table_20_Contents"><text:s text:c="4"/>double Tserial=0.0;</text:p>
            <text:p text:style-name="Table_20_Contents"><text:s text:c="4"/>if (rank==0){</text:p>
            <text:p text:style-name="Table_20_Contents"><text:s text:c="8"/>double t0 = MPI_Wtime();</text:p>
            <text:p text:style-name="Table_20_Contents"><text:s text:c="8"/>int s=0, m=1;</text:p>
            <text:p text:style-name="Table_20_Contents"><text:s text:c="8"/>for (int i=0;i&lt;N;i++){ s+=vet[i]; m*=vet[i]; }</text:p>
            <text:p text:style-name="Table_20_Contents"><text:s text:c="8"/>int sub = -s;</text:p>
            <text:p text:style-name="Table_20_Contents"><text:s text:c="8"/>double t1 = MPI_Wtime();</text:p>
            <text:p text:style-name="Table_20_Contents"><text:s text:c="8"/>Tserial = t1 - t0;</text:p>
            <text:p text:style-name="Table_20_Contents"><text:s text:c="8"/>// printf("[SERIAL] soma=%d sub=%d mult=%d\n", s, sub, m);</text:p>
            <text:p text:style-name="Table_20_Contents"><text:s text:c="4"/>}</text:p>
            <text:p text:style-name="Table_20_Contents"/>
            <text:p text:style-name="Table_20_Contents"><text:s text:c="4"/>// Broadcast de N (aqui constante, mas ilustrativo)</text:p>
            <text:p text:style-name="Table_20_Contents"><text:s text:c="4"/>int n_global = N;</text:p>
            <text:p text:style-name="Table_20_Contents"><text:s text:c="4"/>MPI_Bcast(&amp;n_global,1,MPI_INT,0,MPI_COMM_WORLD);</text:p>
            <text:p text:style-name="Table_20_Contents"/>
            <text:p text:style-name="Table_20_Contents"><text:s text:c="4"/>// Prepara Scatterv (divisão balanceada)</text:p>
            <text:p text:style-name="Table_20_Contents"><text:s text:c="4"/>int counts[p], displs[p];</text:p>
            <text:p text:style-name="Table_20_Contents"><text:s text:c="4"/>int base = n_global / p, rem = n_global % p;</text:p>
            <text:p text:style-name="Table_20_Contents"><text:s text:c="4"/>for (int i=0, off=0; i&lt;p; ++i) {</text:p>
            <text:p text:style-name="Table_20_Contents"><text:s text:c="8"/>counts[i] = base + (i &lt; rem ? 1 : 0);</text:p>
            <text:p text:style-name="Table_20_Contents"><text:s text:c="8"/>displs[i] = off;</text:p>
            <text:p text:style-name="Table_20_Contents"><text:s text:c="8"/>off += counts[i];</text:p>
            <text:p text:style-name="Table_20_Contents"><text:s text:c="4"/>}</text:p>
            <text:p text:style-name="Table_20_Contents"><text:s text:c="4"/>int nlocal = counts[rank];</text:p>
            <text:p text:style-name="Table_20_Contents"><text:s text:c="4"/>int buf[nlocal];</text:p>
            <text:p text:style-name="Table_20_Contents"><text:soft-page-break/></text:p>
            <text:p text:style-name="Table_20_Contents"><text:s text:c="4"/>// Tempo paralelo: só a parte de distribuição + computação + redução</text:p>
            <text:p text:style-name="Table_20_Contents"><text:s text:c="4"/>MPI_Barrier(MPI_COMM_WORLD);</text:p>
            <text:p text:style-name="Table_20_Contents"><text:s text:c="4"/>double tpar0 = MPI_Wtime();</text:p>
            <text:p text:style-name="Table_20_Contents"/>
            <text:p text:style-name="Table_20_Contents"><text:s text:c="4"/>MPI_Scatterv(vet, counts, displs, MPI_INT, buf, nlocal, MPI_INT, 0, MPI_COMM_WORLD);</text:p>
            <text:p text:style-name="Table_20_Contents"/>
            <text:p text:style-name="Table_20_Contents"><text:s text:c="4"/>// Parciais locais</text:p>
            <text:p text:style-name="Table_20_Contents"><text:s text:c="4"/>long long sum_local = 0;</text:p>
            <text:p text:style-name="Table_20_Contents"><text:s text:c="4"/>long long prod_local = 1;</text:p>
            <text:p text:style-name="Table_20_Contents"><text:s text:c="4"/>for (int i=0;i&lt;nlocal;i++){</text:p>
            <text:p text:style-name="Table_20_Contents"><text:s text:c="8"/>sum_local += buf[i];</text:p>
            <text:p text:style-name="Table_20_Contents"><text:s text:c="8"/>prod_local *= buf[i];</text:p>
            <text:p text:style-name="Table_20_Contents"><text:s text:c="4"/>}</text:p>
            <text:p text:style-name="Table_20_Contents"/>
            <text:p text:style-name="Table_20_Contents"><text:s text:c="4"/>long long sum_global=0, prod_global=0;</text:p>
            <text:p text:style-name="Table_20_Contents"><text:s text:c="4"/>MPI_Reduce(&amp;sum_local, &amp;sum_global, 1, MPI_LONG_LONG, MPI_SUM, 0, MPI_COMM_WORLD);</text:p>
            <text:p text:style-name="Table_20_Contents"><text:s text:c="4"/>MPI_Reduce(&amp;prod_local,&amp;prod_global,1, MPI_LONG_LONG, MPI_PROD,0, MPI_COMM_WORLD);</text:p>
            <text:p text:style-name="Table_20_Contents"/>
            <text:p text:style-name="Table_20_Contents"><text:s text:c="4"/>MPI_Barrier(MPI_COMM_WORLD);</text:p>
            <text:p text:style-name="Table_20_Contents"><text:s text:c="4"/>double tpar1 = MPI_Wtime();</text:p>
            <text:p text:style-name="Table_20_Contents"/>
            <text:p text:style-name="Table_20_Contents"><text:s text:c="4"/>if (rank==0) {</text:p>
            <text:p text:style-name="Table_20_Contents"><text:s text:c="8"/>int soma = (int)sum_global;</text:p>
            <text:p text:style-name="Table_20_Contents"><text:s text:c="8"/>int subtracao = -soma; <text:s/>// conforme semântica original</text:p>
            <text:p text:style-name="Table_20_Contents"><text:s text:c="8"/>long long mult = prod_global;</text:p>
            <text:p text:style-name="Table_20_Contents"/>
            <text:p text:style-name="Table_20_Contents"><text:s text:c="8"/>double Tpar = tpar1 - tpar0;</text:p>
            <text:p text:style-name="Table_20_Contents"><text:s text:c="8"/>double speedup = (Tserial&gt;0)? (Tserial / Tpar) : 0.0;</text:p>
            <text:p text:style-name="Table_20_Contents"><text:s text:c="8"/>double eficiencia = speedup / p;</text:p>
            <text:p text:style-name="Table_20_Contents"/>
            <text:p text:style-name="Table_20_Contents"><text:s text:c="8"/>printf("=== Versao (b) mestre/escravo + coletivas (p=%d) ===\n", p);</text:p>
            <text:p text:style-name="Table_20_Contents"><text:s text:c="8"/>printf("Soma = %d\n", soma);</text:p>
            <text:p text:style-name="Table_20_Contents"><text:s text:c="8"/>printf("Subtracao = %d\n", subtracao);</text:p>
            <text:p text:style-name="Table_20_Contents"><text:s text:c="8"/>printf("Multiplicacao = %lld\n", mult);</text:p>
            <text:p text:style-name="Table_20_Contents"><text:s text:c="8"/>printf("Tempo serial <text:s text:c="2"/>= %.6f s\n", Tserial);</text:p>
            <text:p text:style-name="Table_20_Contents"><text:s text:c="8"/>printf("Tempo paralelo = %.6f s\n", Tpar);</text:p>
            <text:p text:style-name="Table_20_Contents"><text:s text:c="8"/>printf("Speedup <text:s text:c="7"/>= %.4f\n", speedup);</text:p>
            <text:p text:style-name="Table_20_Contents"><text:s text:c="8"/>printf("Eficiencia <text:s text:c="4"/>= %.4f\n", eficiencia);</text:p>
            <text:p text:style-name="Table_20_Contents"><text:s text:c="4"/>}</text:p>
            <text:p text:style-name="Table_20_Contents"/>
            <text:p text:style-name="Table_20_Contents"><text:s text:c="4"/>MPI_Finalize();</text:p>
            <text:p text:style-name="Table_20_Contents"><text:s text:c="4"/>return 0;</text:p>
            <text:p text:style-name="Table_20_Contents">}</text:p>
          </table:table-cell>
        </table:table-row>
        <table:table-row>
          <table:table-cell table:style-name="Tabela1.A2" office:value-type="string">
            <text:p text:style-name="Table_20_Contents">// mpi_version_c.c <text:s/>(Pipeline com 4 processos: 0 feeder/coletor; 1 soma; 2 subtrai; 3 multiplica)</text:p>
            <text:p text:style-name="Table_20_Contents">#include &lt;mpi.h&gt;</text:p>
            <text:p text:style-name="Table_20_Contents">#include &lt;stdio.h&gt;</text:p>
            <text:p text:style-name="Table_20_Contents"/>
            <text:p text:style-name="Table_20_Contents">int main(int argc, char** argv) {</text:p>
            <text:p text:style-name="Table_20_Contents"><text:soft-page-break/><text:s text:c="4"/>MPI_Init(&amp;argc,&amp;argv);</text:p>
            <text:p text:style-name="Table_20_Contents"><text:s text:c="4"/>int p, rank;</text:p>
            <text:p text:style-name="Table_20_Contents"><text:s text:c="4"/>MPI_Comm_size(MPI_COMM_WORLD, &amp;p);</text:p>
            <text:p text:style-name="Table_20_Contents"><text:s text:c="4"/>MPI_Comm_rank(MPI_COMM_WORLD, &amp;rank);</text:p>
            <text:p text:style-name="Table_20_Contents"/>
            <text:p text:style-name="Table_20_Contents"><text:s text:c="4"/>if (p != 4) {</text:p>
            <text:p text:style-name="Table_20_Contents"><text:s text:c="8"/>if (rank==0) printf("Esta versao pipeline requer exatamente 4 processos.\n");</text:p>
            <text:p text:style-name="Table_20_Contents"><text:s text:c="8"/>MPI_Finalize();</text:p>
            <text:p text:style-name="Table_20_Contents"><text:s text:c="8"/>return 0;</text:p>
            <text:p text:style-name="Table_20_Contents"><text:s text:c="4"/>}</text:p>
            <text:p text:style-name="Table_20_Contents"/>
            <text:p text:style-name="Table_20_Contents"><text:s text:c="4"/>const int N = 10;</text:p>
            <text:p text:style-name="Table_20_Contents"><text:s text:c="4"/>int vet[N];</text:p>
            <text:p text:style-name="Table_20_Contents"><text:s text:c="4"/>if (rank==0) for (int i=0;i&lt;N;i++) vet[i]=i+1;</text:p>
            <text:p text:style-name="Table_20_Contents"/>
            <text:p text:style-name="Table_20_Contents"><text:s text:c="4"/>// Tempo serial (rank 0) para speedup</text:p>
            <text:p text:style-name="Table_20_Contents"><text:s text:c="4"/>double Tserial = 0.0;</text:p>
            <text:p text:style-name="Table_20_Contents"><text:s text:c="4"/>if (rank==0){</text:p>
            <text:p text:style-name="Table_20_Contents"><text:s text:c="8"/>double t0=MPI_Wtime();</text:p>
            <text:p text:style-name="Table_20_Contents"><text:s text:c="8"/>long long m=1;</text:p>
            <text:p text:style-name="Table_20_Contents"><text:s text:c="8"/>int s=0;</text:p>
            <text:p text:style-name="Table_20_Contents"><text:s text:c="8"/>for (int i=0;i&lt;N;i++){ s+=vet[i]; m*=vet[i]; }</text:p>
            <text:p text:style-name="Table_20_Contents"><text:s text:c="8"/>(void)m; // só para não avisar unused; resultado oficial virá do paralelo</text:p>
            <text:p text:style-name="Table_20_Contents"><text:s text:c="8"/>Tserial = MPI_Wtime() - t0;</text:p>
            <text:p text:style-name="Table_20_Contents"><text:s text:c="4"/>}</text:p>
            <text:p text:style-name="Table_20_Contents"/>
            <text:p text:style-name="Table_20_Contents"><text:s text:c="4"/>const int TAG_DATA=20, TAG_DONE=21, TAG_RES=22;</text:p>
            <text:p text:style-name="Table_20_Contents"><text:s text:c="4"/>// *** BARRIER COLETIVO ANTES DE COMEÇAR O PIPELINE ***</text:p>
            <text:p text:style-name="Table_20_Contents"><text:s text:c="4"/>MPI_Barrier(MPI_COMM_WORLD);</text:p>
            <text:p text:style-name="Table_20_Contents"/>
            <text:p text:style-name="Table_20_Contents"><text:s text:c="4"/>double tpar0=0.0, tpar1=0.0;</text:p>
            <text:p text:style-name="Table_20_Contents"/>
            <text:p text:style-name="Table_20_Contents"><text:s text:c="4"/>if (rank==0) {</text:p>
            <text:p text:style-name="Table_20_Contents"><text:s text:c="8"/>tpar0 = MPI_Wtime();</text:p>
            <text:p text:style-name="Table_20_Contents"/>
            <text:p text:style-name="Table_20_Contents"><text:s text:c="8"/>// Feeder: envia elementos um-a-um para rank1</text:p>
            <text:p text:style-name="Table_20_Contents"><text:s text:c="8"/>for (int i=0;i&lt;N;i++){</text:p>
            <text:p text:style-name="Table_20_Contents"><text:s text:c="12"/>MPI_Send(&amp;vet[i],1,MPI_INT,1,TAG_DATA,MPI_COMM_WORLD);</text:p>
            <text:p text:style-name="Table_20_Contents"><text:s text:c="8"/>}</text:p>
            <text:p text:style-name="Table_20_Contents"><text:s text:c="8"/>// Envia sentinela</text:p>
            <text:p text:style-name="Table_20_Contents"><text:s text:c="8"/>int sent = -1;</text:p>
            <text:p text:style-name="Table_20_Contents"><text:s text:c="8"/>MPI_Send(&amp;sent,1,MPI_INT,1,TAG_DONE,MPI_COMM_WORLD);</text:p>
            <text:p text:style-name="Table_20_Contents"/>
            <text:p text:style-name="Table_20_Contents"><text:s text:c="8"/>// Recebe resultados finais do rank 3</text:p>
            <text:p text:style-name="Table_20_Contents"><text:s text:c="8"/>int results[3];</text:p>
            <text:p text:style-name="Table_20_Contents"><text:s text:c="8"/>MPI_Recv(results,3,MPI_INT,3,TAG_RES,MPI_COMM_WORLD,MPI_STATUS_IGNORE);</text:p>
            <text:p text:style-name="Table_20_Contents"><text:s text:c="8"/>tpar1 = MPI_Wtime();</text:p>
            <text:p text:style-name="Table_20_Contents"/>
            <text:p text:style-name="Table_20_Contents"><text:s text:c="8"/>int soma = results[0];</text:p>
            <text:p text:style-name="Table_20_Contents"><text:s text:c="8"/>int subtracao = results[1];</text:p>
            <text:p text:style-name="Table_20_Contents"><text:s text:c="8"/>int mult = results[2];</text:p>
            <text:p text:style-name="Table_20_Contents"><text:soft-page-break/></text:p>
            <text:p text:style-name="Table_20_Contents"><text:s text:c="8"/>double Tpar = tpar1 - tpar0;</text:p>
            <text:p text:style-name="Table_20_Contents"><text:s text:c="8"/>double speedup = (Tserial&gt;0)? (Tserial / Tpar) : 0.0;</text:p>
            <text:p text:style-name="Table_20_Contents"><text:s text:c="8"/>double eficiencia = speedup / p;</text:p>
            <text:p text:style-name="Table_20_Contents"/>
            <text:p text:style-name="Table_20_Contents"><text:s text:c="8"/>printf("=== Versao (c) Pipeline (4 processos) ===\n");</text:p>
            <text:p text:style-name="Table_20_Contents"><text:s text:c="8"/>printf("Soma = %d\n", soma);</text:p>
            <text:p text:style-name="Table_20_Contents"><text:s text:c="8"/>printf("Subtracao = %d\n", subtracao);</text:p>
            <text:p text:style-name="Table_20_Contents"><text:s text:c="8"/>printf("Multiplicacao = %d\n", mult);</text:p>
            <text:p text:style-name="Table_20_Contents"><text:s text:c="8"/>printf("Tempo serial <text:s text:c="2"/>= %.6f s\n", Tserial);</text:p>
            <text:p text:style-name="Table_20_Contents"><text:s text:c="8"/>printf("Tempo paralelo = %.6f s\n", Tpar);</text:p>
            <text:p text:style-name="Table_20_Contents"><text:s text:c="8"/>printf("Speedup <text:s text:c="7"/>= %.4f\n", speedup);</text:p>
            <text:p text:style-name="Table_20_Contents"><text:s text:c="8"/>printf("Eficiencia <text:s text:c="4"/>= %.4f\n", eficiencia);</text:p>
            <text:p text:style-name="Table_20_Contents"/>
            <text:p text:style-name="Table_20_Contents"><text:s text:c="4"/>} else if (rank==1) {</text:p>
            <text:p text:style-name="Table_20_Contents"><text:s text:c="8"/>// Estagio 1: soma; passa adiante para rank2</text:p>
            <text:p text:style-name="Table_20_Contents"><text:s text:c="8"/>int soma=0;</text:p>
            <text:p text:style-name="Table_20_Contents"><text:s text:c="8"/>while (1) {</text:p>
            <text:p text:style-name="Table_20_Contents"><text:s text:c="12"/>MPI_Status st;</text:p>
            <text:p text:style-name="Table_20_Contents"><text:s text:c="12"/>int val;</text:p>
            <text:p text:style-name="Table_20_Contents"><text:s text:c="12"/>MPI_Recv(&amp;val,1,MPI_INT,0,MPI_ANY_TAG,MPI_COMM_WORLD,&amp;st);</text:p>
            <text:p text:style-name="Table_20_Contents"><text:s text:c="12"/>if (st.MPI_TAG==TAG_DONE) {</text:p>
            <text:p text:style-name="Table_20_Contents"><text:s text:c="16"/>// repassa sentinela para proximo estagio</text:p>
            <text:p text:style-name="Table_20_Contents"><text:s text:c="16"/>MPI_Send(&amp;val,1,MPI_INT,2,TAG_DONE,MPI_COMM_WORLD);</text:p>
            <text:p text:style-name="Table_20_Contents"><text:s text:c="16"/>break;</text:p>
            <text:p text:style-name="Table_20_Contents"><text:s text:c="12"/>}</text:p>
            <text:p text:style-name="Table_20_Contents"><text:s text:c="12"/>soma += val;</text:p>
            <text:p text:style-name="Table_20_Contents"><text:s text:c="12"/>MPI_Send(&amp;val,1,MPI_INT,2,TAG_DATA,MPI_COMM_WORLD);</text:p>
            <text:p text:style-name="Table_20_Contents"><text:s text:c="8"/>}</text:p>
            <text:p text:style-name="Table_20_Contents"><text:s text:c="8"/>// envia soma parcial ao rank 3</text:p>
            <text:p text:style-name="Table_20_Contents"><text:s text:c="8"/>MPI_Send(&amp;soma,1,MPI_INT,3,100,MPI_COMM_WORLD);</text:p>
            <text:p text:style-name="Table_20_Contents"/>
            <text:p text:style-name="Table_20_Contents"><text:s text:c="4"/>} else if (rank==2) {</text:p>
            <text:p text:style-name="Table_20_Contents"><text:s text:c="8"/>// Estagio 2: subtrai; passa adiante para rank3</text:p>
            <text:p text:style-name="Table_20_Contents"><text:s text:c="8"/>int sub=0;</text:p>
            <text:p text:style-name="Table_20_Contents"><text:s text:c="8"/>while (1) {</text:p>
            <text:p text:style-name="Table_20_Contents"><text:s text:c="12"/>MPI_Status st;</text:p>
            <text:p text:style-name="Table_20_Contents"><text:s text:c="12"/>int val;</text:p>
            <text:p text:style-name="Table_20_Contents"><text:s text:c="12"/>MPI_Recv(&amp;val,1,MPI_INT,1,MPI_ANY_TAG,MPI_COMM_WORLD,&amp;st);</text:p>
            <text:p text:style-name="Table_20_Contents"><text:s text:c="12"/>if (st.MPI_TAG==TAG_DONE) {</text:p>
            <text:p text:style-name="Table_20_Contents"><text:s text:c="16"/>MPI_Send(&amp;val,1,MPI_INT,3,TAG_DONE,MPI_COMM_WORLD);</text:p>
            <text:p text:style-name="Table_20_Contents"><text:s text:c="16"/>break;</text:p>
            <text:p text:style-name="Table_20_Contents"><text:s text:c="12"/>}</text:p>
            <text:p text:style-name="Table_20_Contents"><text:s text:c="12"/>sub -= val;</text:p>
            <text:p text:style-name="Table_20_Contents"><text:s text:c="12"/>MPI_Send(&amp;val,1,MPI_INT,3,TAG_DATA,MPI_COMM_WORLD);</text:p>
            <text:p text:style-name="Table_20_Contents"><text:s text:c="8"/>}</text:p>
            <text:p text:style-name="Table_20_Contents"><text:s text:c="8"/>// envia sub parcial ao rank 3</text:p>
            <text:p text:style-name="Table_20_Contents"><text:s text:c="8"/>MPI_Send(&amp;sub,1,MPI_INT,3,101,MPI_COMM_WORLD);</text:p>
            <text:p text:style-name="Table_20_Contents"/>
            <text:p text:style-name="Table_20_Contents"><text:s text:c="4"/>} else if (rank==3) {</text:p>
            <text:p text:style-name="Table_20_Contents"><text:s text:c="8"/>// Estagio 3: multiplica; recebe elementos de rank2</text:p>
            <text:p text:style-name="Table_20_Contents"><text:s text:c="8"/>int mult=1;</text:p>
            <text:p text:style-name="Table_20_Contents"><text:soft-page-break/><text:s text:c="8"/>while (1) {</text:p>
            <text:p text:style-name="Table_20_Contents"><text:s text:c="12"/>MPI_Status st;</text:p>
            <text:p text:style-name="Table_20_Contents"><text:s text:c="12"/>int val;</text:p>
            <text:p text:style-name="Table_20_Contents"><text:s text:c="12"/>MPI_Recv(&amp;val,1,MPI_INT,2,MPI_ANY_TAG,MPI_COMM_WORLD,&amp;st);</text:p>
            <text:p text:style-name="Table_20_Contents"><text:s text:c="12"/>if (st.MPI_TAG==TAG_DONE) break;</text:p>
            <text:p text:style-name="Table_20_Contents"><text:s text:c="12"/>mult *= val;</text:p>
            <text:p text:style-name="Table_20_Contents"><text:s text:c="8"/>}</text:p>
            <text:p text:style-name="Table_20_Contents"><text:s text:c="8"/>// Recebe soma e sub dos estágios 1 e 2:</text:p>
            <text:p text:style-name="Table_20_Contents"><text:s text:c="8"/>int soma, sub;</text:p>
            <text:p text:style-name="Table_20_Contents"><text:s text:c="8"/>MPI_Recv(&amp;soma,1,MPI_INT,1,100,MPI_COMM_WORLD,MPI_STATUS_IGNORE);</text:p>
            <text:p text:style-name="Table_20_Contents"><text:s text:c="8"/>MPI_Recv(&amp;sub, 1,MPI_INT,2,101,MPI_COMM_WORLD,MPI_STATUS_IGNORE);</text:p>
            <text:p text:style-name="Table_20_Contents"/>
            <text:p text:style-name="Table_20_Contents"><text:s text:c="8"/>int results[3] = {soma, sub, mult};</text:p>
            <text:p text:style-name="Table_20_Contents"><text:s text:c="8"/>MPI_Send(results,3,MPI_INT,0,TAG_RES,MPI_COMM_WORLD);</text:p>
            <text:p text:style-name="Table_20_Contents"><text:s text:c="4"/>}</text:p>
            <text:p text:style-name="Table_20_Contents"/>
            <text:p text:style-name="Table_20_Contents"><text:s text:c="4"/>MPI_Finalize();</text:p>
            <text:p text:style-name="Table_20_Contents"><text:s text:c="4"/>return 0;</text:p>
            <text:p text:style-name="Table_20_Contents">}</text:p>
          </table:table-cell>
        </table:table-row>
        <table:table-row>
          <table:table-cell table:style-name="Tabela1.A2" office:value-type="string">
            <text:p text:style-name="Table_20_Contents">mpicc -O2 -o mpi_version_a mpi_version_a.c</text:p>
            <text:p text:style-name="Table_20_Contents">mpirun -np 4 ./mpi_version_a</text:p>
          </table:table-cell>
        </table:table-row>
        <table:table-row>
          <table:table-cell table:style-name="Tabela1.A2" office:value-type="string">
            <text:p text:style-name="Table_20_Contents">mpicc -O2 -o mpi_version_b mpi_version_b.c</text:p>
            <text:p text:style-name="Table_20_Contents">mpirun -np 8 ./mpi_version_b <text:s text:c="2"/># use o p que quiser (&gt;=1)</text:p>
          </table:table-cell>
        </table:table-row>
        <table:table-row>
          <table:table-cell table:style-name="Tabela1.A2" office:value-type="string">
            <text:p text:style-name="Table_20_Contents">mpicc -O2 -o mpi_version_c mpi_version_c.c</text:p>
            <text:p text:style-name="Table_20_Contents">mpirun -np 4 ./mpi_version_c</text:p>
          </table:table-cell>
        </table:table-row>
        <table:table-row>
          <table:table-cell table:style-name="Tabela1.A2" office:value-type="string">
            <text:p text:style-name="Table_20_Contents">mpirun -n 4 -oversubscribe codigo_a<text:line-break/>=== Versao (a) 4 processos ===<text:line-break/>Soma = 55<text:line-break/>Subtracao = -55<text:line-break/>Multiplicacao = 3628800<text:line-break/>Tempo serial <text:s text:c="2"/>= 0.000000 s<text:line-break/>Tempo paralelo = 0.000169 s<text:line-break/>Speedup <text:s text:c="7"/>= 0.0014<text:line-break/>Eficiencia <text:s text:c="4"/>= 0.0003<text:line-break/>[ec2-user@ip-172-31-37-22 ~]$ mpirun -n 8 -oversubscribe codigo_b<text:line-break/>=== Versao (b) mestre/escravo + coletivas (p=8) ===<text:line-break/>Soma = 55<text:line-break/>Subtracao = -55<text:line-break/>Multiplicacao = 3628800<text:line-break/>Tempo serial <text:s text:c="2"/>= 0.000000 s<text:line-break/>Tempo paralelo = 0.000534 s<text:line-break/>Speedup <text:s text:c="7"/>= 0.0004<text:line-break/>Eficiencia <text:s text:c="4"/>= 0.0001<text:line-break/>[ec2-user@ip-172-31-37-22 ~]$ mpirun -n 4 -oversubscribe codigo_c<text:line-break/>^C[ec2-user@ip-172-31-37-22 ~]$<text:line-break/>[ec2-user@ip-172-31-37-22 ~]$ rm codigo_c.c<text:line-break/>[ec2-user@ip-172-31-37-22 ~]$ vi codigo_c.c<text:line-break/>[ec2-user@ip-172-31-37-22 ~]$ mpicc codigo_c.c -o codigo_c<text:line-break/>[ec2-user@ip-172-31-37-22 ~]$ mpirun -n 4 -oversubscribe codigo_c<text:line-break/>=== Versao (c) Pipeline (4 processos) ===<text:line-break/><text:soft-page-break/>Soma = 55<text:line-break/>Subtracao = -55<text:line-break/>Multiplicacao = 3628800<text:line-break/>Tempo serial <text:s text:c="2"/>= 0.000000 s<text:line-break/>Tempo paralelo = 0.000383 s<text:line-break/>Speedup <text:s text:c="7"/>= 0.0007<text:line-break/>Eficiencia     = 0.000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6:15:25.079331500</meta:creation-date>
    <dc:date>2025-10-12T18:20:50.846575600</dc:date>
    <meta:editing-duration>PT7M24S</meta:editing-duration>
    <meta:editing-cycles>3</meta:editing-cycles>
    <meta:generator>LibreOffice/25.8.1.1$Windows_X86_64 LibreOffice_project/54047653041915e595ad4e45cccea684809c77b5</meta:generator>
    <meta:print-date>2025-10-12T18:20:36.794168700</meta:print-date>
    <meta:printed-by>Arquivos PDF</meta:printed-by>
    <meta:document-statistic meta:table-count="1" meta:image-count="0" meta:object-count="0" meta:page-count="9" meta:paragraph-count="281" meta:word-count="1471" meta:character-count="12723" meta:non-whitespace-character-count="9615"/>
  </office:meta>
</office:document-meta>
</file>